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s Hu</meta:initial-creator>
    <meta:creation-date>2017-02-01T11:35:38.73210580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4.4.3$Linux_X86_64 LibreOffice_project/40m0$Build-3</meta:generator>
  </office:meta>
</office:document-meta>
</file>